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ans" svg:font-family="'Liberation Sans'"/>
    <style:font-face style:name="Lucida Console" svg:font-family="'Lucida Console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top="0in" fo:margin-bottom="0.0972in" style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</style:style>
    <style:style style:name="P5" style:family="paragraph" style:parent-style-name="Standard">
      <style:paragraph-properties fo:margin-top="0.139in" fo:margin-bottom="0.0835in" style:contextual-spacing="false" fo:line-height="100%" fo:text-align="start" style:justify-single-word="false"/>
      <style:text-properties fo:color="#000000" loext:opacity="100%" style:font-name="Liberation Sans" fo:font-size="14pt" fo:font-weight="bold" fo:background-color="transparent" style:font-name-asian="Liberation Sans" style:font-name-complex="Liberation Sans"/>
    </style:style>
    <style:style style:name="P6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a8073" officeooo:paragraph-rsid="000a8073" fo:background-color="transparent" style:font-name-asian="Calibri" style:font-name-complex="Calibri"/>
    </style:style>
    <style:style style:name="P11" style:family="paragraph" style:parent-style-name="Standard" style:list-style-name="L1">
      <style:paragraph-properties fo:margin-left="-0.25in" fo:line-height="100%" fo:text-align="start" style:justify-single-word="false" fo:text-indent="0.25in" style:auto-text-indent="false"/>
      <style:text-properties fo:color="#000000" loext:opacity="100%" style:font-name="Liberation Mono" fo:font-size="10pt" fo:font-weight="normal" fo:background-color="transparent" style:font-name-asian="Liberation Mono" style:font-name-complex="Liberation Mono"/>
    </style:style>
    <style:style style:name="P12" style:family="paragraph" style:parent-style-name="Standard" style:list-style-name="L2">
      <style:paragraph-properties fo:margin-left="-0.25in" fo:line-height="100%" fo:text-align="start" style:justify-single-word="false" fo:text-indent="0.25in" style:auto-text-indent="false"/>
      <style:text-properties fo:color="#000000" loext:opacity="100%" style:font-name="Liberation Sans" fo:font-size="12pt" fo:font-weight="normal" fo:background-color="transparent" style:font-name-asian="Liberation Sans" style:font-name-complex="Liberation Sans"/>
    </style:style>
    <style:style style:name="P13" style:family="paragraph" style:parent-style-name="Standard" style:list-style-name="L3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4" style:family="paragraph" style:parent-style-name="Standard" style:list-style-name="L4">
      <style:paragraph-properties fo:margin-left="0.25in" fo:margin-top="0in" fo:margin-bottom="0.0972in" style:contextual-spacing="false" fo:line-height="115%" fo:text-align="start" style:justify-single-word="false" fo:text-indent="0in" style:auto-text-indent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5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16" style:family="paragraph" style:parent-style-name="Standard" style:list-style-name="L5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a8073" officeooo:paragraph-rsid="000a8073" fo:background-color="transparent" style:font-name-asian="Calibri" style:font-name-complex="Calibri"/>
    </style:style>
    <style:style style:name="P17" style:family="paragraph" style:parent-style-name="Standard" style:list-style-name="L5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bf937" officeooo:paragraph-rsid="000bf937" fo:background-color="transparent" style:font-name-asian="Calibri" style:font-name-complex="Calibri"/>
    </style:style>
    <style:style style:name="P18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94b1" officeooo:paragraph-rsid="000c94b1" fo:background-color="transparent" style:font-name-asian="Calibri" style:font-name-complex="Calibri"/>
    </style:style>
    <style:style style:name="P19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aa00" officeooo:paragraph-rsid="000caa00" fo:background-color="transparent" style:font-name-asian="Calibri" style:font-name-complex="Calibri"/>
    </style:style>
    <style:style style:name="P20" style:family="paragraph" style:parent-style-name="Standard" style:list-style-name="L6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Calibri" fo:font-size="12pt" fo:font-weight="normal" officeooo:rsid="000caa00" officeooo:paragraph-rsid="000caa00" fo:background-color="transparent" style:font-name-asian="Calibri" style:font-name-complex="Calibri"/>
    </style:style>
    <style:style style:name="P21" style:family="paragraph" style:parent-style-name="Standard" style:list-style-name="L2">
      <style:paragraph-properties fo:margin-left="-0.25in" fo:line-height="100%" fo:text-align="start" style:justify-single-word="false" fo:text-indent="0.25in" style:auto-text-indent="false"/>
    </style:style>
    <style:style style:name="P22" style:family="paragraph" style:parent-style-name="Standard" style:list-style-name="L4">
      <style:paragraph-properties fo:margin-left="0.25in" fo:margin-top="0in" fo:margin-bottom="0.0972in" style:contextual-spacing="false" fo:line-height="115%" fo:text-align="start" style:justify-single-word="false" fo:text-indent="0in" style:auto-text-indent="false"/>
    </style:style>
    <style:style style:name="T1" style:family="text">
      <style:text-properties fo:color="#000000" loext:opacity="100%" style:font-name="Calibri" fo:font-size="12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Lucida Console" fo:font-size="9pt" fo:font-weight="normal" fo:background-color="transparent" loext:char-shading-value="0" style:font-name-asian="Lucida Console" style:font-name-complex="Lucida Console"/>
    </style:style>
    <style:style style:name="T4" style:family="text">
      <style:text-properties fo:color="#0000ff" loext:opacity="100%" style:font-name="Liberation Sans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ans" style:font-name-complex="Liberation Sans"/>
    </style:style>
    <style:style style:name="T5" style:family="text">
      <style:text-properties fo:color="#0000ff" loext:opacity="100%" style:font-name="Calibri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6" style:family="text">
      <style:text-properties officeooo:rsid="000a3d86"/>
    </style:style>
    <style:style style:name="fr1" style:family="graphic" style:parent-style-name="OLE">
      <style:graphic-properties style:vertical-pos="top" style:vertical-rel="baseline" draw:visible-area-left="0in" draw:visible-area-top="0in" draw:visible-area-width="1.9689in" draw:visible-area-height="1.9689in" draw:ole-draw-aspect="1"/>
    </style:style>
    <text:list-style style:name="L1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space-before="0.5in" text:min-label-width="0.2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s on Robot project</text:p>
      <text:p text:style-name="P4"><text:span text:style-name="T2"/></text:p>
      <text:p text:style-name="P8">0000000000000000000000000000000000000000000000000000000000000000000</text:p>
      <text:p text:style-name="P8">kod dveri (komnata Eliyahu)</text:p>
      <text:p text:style-name="P8">4620#</text:p>
      <text:p text:style-name="P8">xxxxxxxxxxxxxxxxxxxxxxxxxxxxxxxxxxxxxxxxxxxxxxxxxxxxxxxxxxxxxxxxxxxxxx</text:p>
      <text:p text:style-name="P8">Wifi: Office</text:p>
      <text:p text:style-name="P8">pwd: Office123</text:p>
      <text:p text:style-name="P8">xxxxxxxxxxxxxxxxxxxxxxxxxxxxxxxxxxxxxxxxxxxxxxxxxxxxxxxxxxxxxxxxxxx</text:p>
      <text:p text:style-name="P8">Wifi: Wifi</text:p>
      <text:p text:style-name="P8">pwd: 63144626</text:p>
      <text:p text:style-name="P8">xxxxxxxxxxxxxxxxxxxxxxxxxxxxxxxxxxxxxxxxxxxxxxxxxxxxxxxxxxxxxxxxxxxxxx</text:p>
      <text:p text:style-name="P8">connection to Robot Arm</text:p>
      <text:p text:style-name="P6">ESP32_DEV</text:p>
      <text:p text:style-name="P6">pwd:12345678</text:p>
      <text:p text:style-name="P6">then, <text:s/>in browser open ip: 192.168.4.1</text:p>
      <text:p text:style-name="P8">0000000000000000000000000000000000000000000000000000000000000000</text:p>
      <text:p text:style-name="P8">[commands to show usb devices]</text:p>
      <text:list text:style-name="L1">
        <text:list-item>
          <text:p text:style-name="P11">lsusb</text:p>
        </text:list-item>
        <text:list-item>
          <text:p text:style-name="P11">detailed: $lsusb -v (or lsusb -t)</text:p>
        </text:list-item>
        <text:list-item>
          <text:p text:style-name="P11">sudo dmesg | grep tty</text:p>
        </text:list-item>
        <text:list-item>
          <text:p text:style-name="P11">run find_usb_devpath.sh (in "Robot" folder)</text:p>
        </text:list-item>
      </text:list>
      <text:p text:style-name="P7">0000000000000000000000000000000000000000000000000000000000000000</text:p>
      <text:p text:style-name="P7">[week 25.02]</text:p>
      <text:p text:style-name="P7">0000000000000000000000000000000000000000000000000000000000000000</text:p>
      <text:p text:style-name="P7">[another robot arm][RoArm-m2-s]</text:p>
      <text:list text:style-name="L2">
        <text:list-item>
          <text:p text:style-name="P12">maybe better suited for Python</text:p>
        </text:list-item>
        <text:list-item>
          <text:p text:style-name="P21"><text:a xlink:type="simple" xlink:href="https://www.waveshare.com/wiki/RoArm-M2-S_Python_UART_Communication" text:style-name="Internet_20_link" text:visited-style-name="Visited_20_Internet_20_Link"><text:span text:style-name="T4">https://www.waveshare.com/wiki/RoArm-M2-S_Python_UART_Communication</text:span></text:a></text:p>
        </text:list-item>
      </text:list>
      <text:p text:style-name="P2"><text:span text:style-name="T2"/></text:p>
      <text:p text:style-name="P9">000000000000000000000000000000000000000000000000000000000000000000</text:p>
      <text:p text:style-name="P9">ip of other robot arm:</text:p>
      <text:p text:style-name="P4"><text:a xlink:type="simple" xlink:href="http://192.168.20.2/" text:style-name="Internet_20_link" text:visited-style-name="Visited_20_Internet_20_Link"><text:span text:style-name="T5">http://192.168.20.2/</text:span></text:a></text:p>
      <text:p text:style-name="P9">000000000000000000000000000000000000000000000000000000000000000000000</text:p>
      <text:p text:style-name="P9">kod dveri v robotlab: 5555</text:p>
      <text:p text:style-name="P9"><text:soft-page-break/>0000000000000000000000000000000000000000000000000000000000000000</text:p>
      <text:p text:style-name="P9">connect to Lambda cloud (LambdaLabs.com)</text:p>
      <text:list text:style-name="L3">
        <text:list-item>
          <text:p text:style-name="P13">ubuntu@129.213.125.191</text:p>
        </text:list-item>
        <text:list-item>
          <text:p text:style-name="P13">connect to server via WinSCP</text:p>
        </text:list-item>
        <text:list-item>
          <text:p text:style-name="P13">open Lambda terminal</text:p>
        </text:list-item>
      </text:list>
      <text:list text:style-name="L4">
        <text:list-item>
          <text:p text:style-name="P14">open terminal at folder where "yads.pam" is located</text:p>
        </text:list-item>
        <text:list-item>
          <text:p text:style-name="P22"><text:span text:style-name="T3">$ ssh -i yads.pem ubuntu@129.213.125.191</text:span><text:span text:style-name="T1"/></text:p>
        </text:list-item>
      </text:list>
      <text:p text:style-name="P9">000000000000000000000000000000000000000000000000000000000<text:tab/></text:p>
      <text:p text:style-name="P4"><text:span text:style-name="T1"/></text:p>
      <text:p text:style-name="P3"><draw:frame draw:style-name="fr1" draw:name="Object1" text:anchor-type="as-char" svg:width="6in" style:rel-width="scale" svg:height="4.12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9">0000000000000000000000000000000000000000000000000000000000000<text:span text:style-name="T6">0000</text:span>000</text:p>
      <text:p text:style-name="P19">to_do [week 10.03]</text:p>
      <text:p text:style-name="P10">to do optional (10.03)</text:p>
      <text:list text:style-name="L5">
        <text:list-item>
          <text:p text:style-name="P16">robosuite_demos folder</text:p>
        </text:list-item>
        <text:list-item>
          <text:p text:style-name="P16">requirements.txt for mujoco_demos</text:p>
        </text:list-item>
        <text:list-item>
          <text:p text:style-name="P17">how to use predefined camera in mujoco/robosuite</text:p>
        </text:list-item>
      </text:list>
      <text:p text:style-name="P18">to do </text:p>
      <text:list text:style-name="L6">
        <text:list-item>
          <text:p text:style-name="P20"><text:soft-page-break/>migrate to github</text:p>
        </text:list-item>
      </text:list>
      <text:p text:style-name="P10">0000000000000000000000000000000000000000000000000000000000000000000000</text:p>
      <text:p text:style-name="P4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/>
    <style:font-face style:name="Liberation Sans" svg:font-family="'Liberation Sans'"/>
    <style:font-face style:name="Lucida Console" svg:font-family="'Lucida Console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start"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1:16:17.437000000</dc:date>
    <meta:editing-duration>PT46M27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1" meta:page-count="3" meta:paragraph-count="50" meta:word-count="152" meta:character-count="1770" meta:non-whitespace-character-count="1679"/>
  </office:meta>
</office:document-meta>
</file>